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9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508in"/>
    </style:style>
    <style:style style:name="co4" style:family="table-column">
      <style:table-column-properties fo:break-before="auto" style:column-width="1.2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ethod</text:p>
          </table:table-cell>
          <table:table-cell table:style-name="ce1" office:value-type="string" calcext:value-type="string">
            <text:p>HV</text:p>
          </table:table-cell>
          <table:table-cell/>
          <table:table-cell office:value-type="string" calcext:value-type="string">
            <text:p>10000 Evaluations</text:p>
          </table:table-cell>
        </table:table-row>
        <table:table-row table:style-name="ro1">
          <table:table-cell office:value-type="string" calcext:value-type="string">
            <text:p>EBEs</text:p>
          </table:table-cell>
          <table:table-cell office:value-type="float" office:value="0.648125203873314" calcext:value-type="float">
            <text:p>0.65</text:p>
          </table:table-cell>
          <table:table-cell/>
          <table:table-cell table:style-name="ce2" office:value-type="float" office:value="0.760929387879104" calcext:value-type="float">
            <text:p>0.76</text:p>
          </table:table-cell>
        </table:table-row>
        <table:table-row table:style-name="ro1">
          <table:table-cell office:value-type="string" calcext:value-type="string">
            <text:p>EBEs_SM1_LR</text:p>
          </table:table-cell>
          <table:table-cell office:value-type="float" office:value="0.434834901227396" calcext:value-type="float">
            <text:p>0.43</text:p>
          </table:table-cell>
          <table:table-cell/>
          <table:table-cell table:style-name="ce2" office:value-type="float" office:value="0.579334660941738" calcext:value-type="float">
            <text:p>0.58</text:p>
          </table:table-cell>
        </table:table-row>
        <table:table-row table:style-name="ro1">
          <table:table-cell office:value-type="string" calcext:value-type="string">
            <text:p>EBEs_SM1_MLP</text:p>
          </table:table-cell>
          <table:table-cell office:value-type="float" office:value="0.427363007031579" calcext:value-type="float">
            <text:p>0.43</text:p>
          </table:table-cell>
          <table:table-cell/>
          <table:table-cell table:style-name="ce2" office:value-type="float" office:value="0.423798490585068" calcext:value-type="float">
            <text:p>0.42</text:p>
          </table:table-cell>
        </table:table-row>
        <table:table-row table:style-name="ro1">
          <table:table-cell office:value-type="string" calcext:value-type="string">
            <text:p>EBEs_SM2</text:p>
          </table:table-cell>
          <table:table-cell office:value-type="float" office:value="0.509996521742968" calcext:value-type="float">
            <text:p>0.51</text:p>
          </table:table-cell>
          <table:table-cell/>
          <table:table-cell table:style-name="ce2" office:value-type="float" office:value="0.533658847496709" calcext:value-type="float">
            <text:p>0.53</text:p>
          </table:table-cell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EBEsSurrogate</text:p>
          </table:table-cell>
          <table:table-cell table:style-name="ce1" office:value-type="float" office:value="0.41" calcext:value-type="float">
            <text:p>0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EsSurrogate_SM1_LR</text:p>
          </table:table-cell>
          <table:table-cell office:value-type="float" office:value="0.207963179491034" calcext:value-type="float">
            <text:p>0.21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EBEsSurrogate_SM1_MLP</text:p>
          </table:table-cell>
          <table:table-cell office:value-type="float" office:value="0.390067726326792" calcext:value-type="float">
            <text:p>0.39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EBEsSurrogate_SM2</text:p>
          </table:table-cell>
          <table:table-cell office:value-type="float" office:value="0.303907405092017" calcext:value-type="float">
            <text:p>0.30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style-name="ce3"/>
          <table:table-cell table:number-columns-repeated="2"/>
        </table:table-row>
        <table:table-row table:style-name="ro1">
          <table:table-cell table:style-name="Default" office:value-type="string" calcext:value-type="string">
            <text:p>SM .. Surrogate Method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LR .. Linear Regression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MLP .. Multilayer Perceptron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5">00/00/0000</text:date>, <text:time style:data-style-name="N2" text:time-value="10:59:15.4717528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i </meta:initial-creator>
    <meta:creation-date>2015-04-02T22:05:55.718513857</meta:creation-date>
    <dc:date>2015-04-25T10:59:43.612905023</dc:date>
    <dc:creator>Matti </dc:creator>
    <meta:editing-duration>PT4H36M51S</meta:editing-duration>
    <meta:editing-cycles>15</meta:editing-cycles>
    <meta:generator>LibreOffice/4.2.6.3$Linux_X86_64 LibreOffice_project/420m0$Build-3</meta:generator>
    <meta:document-statistic meta:table-count="1" meta:cell-count="26" meta:object-count="0"/>
  </office:meta>
</office:document-meta>
</file>